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Blocked" svg:font-family="Blocke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01cm" table:align="center"/>
    </style:style>
    <style:style style:name="Table1.A" style:family="table-column">
      <style:table-column-properties style:column-width="8.001cm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8.001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font-name="Blocked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style:text-underline-style="none" style:font-size-asian="8pt" style:font-size-complex="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Verdana" fo:font-size="8pt" style:text-underline-style="solid" style:text-underline-width="auto" style:text-underline-color="font-color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8" style:family="paragraph" style:parent-style-name="Standard" style:list-style-name="L1">
      <style:text-properties style:font-name="Verdana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Verdana" fo:font-size="8pt" style:font-size-asian="8pt" style:font-size-complex="8pt"/>
    </style:style>
    <style:style style:name="P10" style:family="paragraph" style:parent-style-name="Standard" style:list-style-name="L1">
      <style:text-properties style:font-name="Verdana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style:font-name="Verdana" fo:font-size="8pt" style:text-underline-style="none" style:font-size-asian="8pt" style:font-size-complex="8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Verdana" fo:font-size="8pt" style:text-underline-style="none" style:font-size-asian="8pt" style:font-size-complex="8pt"/>
    </style:style>
    <style:style style:name="P13" style:family="paragraph" style:parent-style-name="Standard">
      <style:text-properties style:font-name="Verdana" fo:font-size="8pt" fo:font-style="normal" style:font-size-asian="8pt" style:font-style-asian="normal" style:font-size-complex="8pt" style:font-style-complex="normal"/>
    </style:style>
    <style:style style:name="P14" style:family="paragraph" style:parent-style-name="Standard">
      <style:paragraph-properties fo:text-align="center" style:justify-single-word="false"/>
      <style:text-properties style:font-name="Verdana" fo:font-size="8pt" fo:font-style="normal" style:font-size-asian="8pt" style:font-style-asian="normal" style:font-size-complex="8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Verdana" fo:font-size="16pt" style:text-underline-style="none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Verdana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/>
      <style:text-properties style:font-name="Blocked" fo:font-size="26pt" style:font-size-asian="26pt" style:font-size-complex="26pt"/>
    </style:style>
    <style:style style:name="T1" style:family="text">
      <style:text-properties style:font-name="Verdana" fo:font-size="8pt" style:text-underline-style="none" style:font-size-asian="8pt" style:font-size-complex="8pt"/>
    </style:style>
    <style:style style:name="T2" style:family="text">
      <style:text-properties style:font-name="Verdan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line-break/>Sixty Four Pixels</text:p>
            <text:p text:style-name="P1"/>
            <text:p text:style-name="P2"><text:span text:style-name="T3">For full build instructions and step-by-step guides, please check out </text:span><text:a xlink:type="simple" xlink:href="https://github.com/hotchk155/AVRGame/wiki"><text:span text:style-name="T4">https://github.com/hotchk155/AVRGame/wiki</text:span></text:a></text:p>
            <text:p text:style-name="P5"/>
            <text:p text:style-name="P3">Your kit includes:</text:p>
            <text:p text:style-name="P3"/>
            <text:list xml:id="list41602550" text:style-name="L1">
              <text:list-item>
                <text:p text:style-name="P8">Printed circuit board</text:p>
              </text:list-item>
              <text:list-item>
                <text:p text:style-name="P10"><text:span text:style-name="T5">IC1, IC2 </text:span>- TPIC6B595N power logic shift register</text:p>
              </text:list-item>
              <text:list-item>
                <text:p text:style-name="P10"><text:span text:style-name="T5">IC3 </text:span>- ATMEGA328P-PU microcontroller </text:p>
              </text:list-item>
              <text:list-item>
                <text:p text:style-name="P10"><text:span text:style-name="T5">R1-R8 </text:span>- 220R resistor (red-red-black code). <text:span text:style-name="T7">Fit these to the back of the board.</text:span></text:p>
              </text:list-item>
              <text:list-item>
                <text:p text:style-name="P10"><text:span text:style-name="T5">R9 </text:span>- 1K resistor (brown-black-red code)</text:p>
              </text:list-item>
              <text:list-item>
                <text:p text:style-name="P10"><text:span text:style-name="T5">C1, C2 </text:span><text:span text:style-name="T6">-</text:span><text:span text:style-name="T5"> </text:span><text:span text:style-name="T6">33</text:span>pF ceramic capacitor (33 code)</text:p>
              </text:list-item>
              <text:list-item>
                <text:p text:style-name="P10"><text:span text:style-name="T5">C3, C4, C5, C6 </text:span>- 100nF cap (104 code)</text:p>
              </text:list-item>
              <text:list-item>
                <text:p text:style-name="P10"><text:span text:style-name="T5">C7 </text:span>- 4.7uF Electrolytic capacitor. <text:span text:style-name="T7">The longer leg goes through the hole marked “+”</text:span></text:p>
              </text:list-item>
              <text:list-item>
                <text:p text:style-name="P10"><text:span text:style-name="T5">X1 </text:span>- 16MHz crystal</text:p>
              </text:list-item>
              <text:list-item>
                <text:p text:style-name="P10"><text:span text:style-name="T5">PWR </text:span>- Miniature slide switch</text:p>
              </text:list-item>
              <text:list-item>
                <text:p text:style-name="P10"><text:span text:style-name="T5">LED1 </text:span><text:span text:style-name="T6">-</text:span><text:span text:style-name="T5"> </text:span>3MM standard LED. <text:span text:style-name="T7">The longer leg is the anode <text:s/>(+ terminal)</text:span></text:p>
              </text:list-item>
              <text:list-item>
                <text:p text:style-name="P10"><text:span text:style-name="T5">SPK1 </text:span>- 5V piezo transducer. <text:span text:style-name="T7">The anode (+ terminal) is identified on the label. Remove the label after fitting.</text:span></text:p>
              </text:list-item>
              <text:list-item>
                <text:p text:style-name="P10"><text:span text:style-name="T5">A,B,C,D,RESET </text:span>- 6mm tactile switch</text:p>
              </text:list-item>
              <text:list-item>
                <text:p text:style-name="P10"><text:span text:style-name="T5">SERIAL - </text:span>6 pin male header 0.1" pitch. <text:span text:style-name="T7">This is intended to fit a standard FTDI USB-to-TTL serial programming cable (not supplied)</text:span></text:p>
              </text:list-item>
              <text:list-item>
                <text:p text:style-name="P10"><text:span text:style-name="T5">DISP1 </text:span>- 8x8 red/green LED matrix. <text:span text:style-name="T7">Pin 1 is indicated with a coloured label. Please ensure correct fitting to the board – it is very difficult to remove if soldered incorrectly!</text:span></text:p>
              </text:list-item>
              <text:list-item>
                <text:p text:style-name="P10"><text:span text:style-name="T5">IC sockets </text:span>(20 and 28 pin). <text:span text:style-name="T7">Line up the notch on the end with the image on the board</text:span></text:p>
              </text:list-item>
              <text:list-item>
                <text:p text:style-name="P10"><text:span text:style-name="T5">3xAAA battery box</text:span> with flying leads. <text:span text:style-name="T7">Trim leads to required length. Please see web site for advice</text:span></text:p>
              </text:list-item>
              <text:list-item>
                <text:p text:style-name="P10"><text:span text:style-name="T5">Double sided foam pads</text:span> to fix battery box to reverse of PCB. <text:span text:style-name="T7">These need to be cut to fit. Please see web site for advice.</text:span></text:p>
              </text:list-item>
            </text:list>
            <text:p text:style-name="P9"><text:span text:style-name="T7"/></text:p>
            <text:p text:style-name="P13"/>
            <text:p text:style-name="P13">Once the console is running, you can press the B and D buttons to navigate between games and use C <text:s/>to start a game.</text:p>
            <text:p text:style-name="P13"/>
            <text:p text:style-name="P13">Press and hold buttons A+C together to return to the menu while a game is in play. If a game is over, press RESET to restart the game, then hold A+C if you wish to return to the menu.</text:p>
            <text:p text:style-name="P13"/>
            <text:p text:style-name="P13">Select the speaker icon from the game to enable or disable the sound.</text:p>
            <text:p text:style-name="P13"/>
            <text:p text:style-name="P13"/>
            <text:p text:style-name="P14">For troubleshooting and more, please see</text:p>
            <text:p text:style-name="P15"><text:a xlink:type="simple" xlink:href="https://github.com/hotchk155/AVRGame/wiki"><text:span text:style-name="T4">https://github.com/hotchk155/AVRGame/wiki</text:span></text:a></text:p>
            <text:p text:style-name="P4"><text:span text:style-name="T1"/></text:p>
            <text:p text:style-name="P4"><text:span text:style-name="T1">To contact me, please email </text:span><text:a xlink:type="simple" xlink:href="mailto:sixtyfourpixels@gmail.com"><text:span text:style-name="T2">sixtyfourpixels@gmail.com</text:span></text:a></text:p>
            <text:p text:style-name="P4"><text:span text:style-name="T2"/></text:p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"><text:line-break/>Sixty Four Pixels</text:p>
            <text:p text:style-name="P1"/>
            <text:p text:style-name="P2"><text:span text:style-name="T3">For full build instructions and step-by-step guides, please check out </text:span><text:a xlink:type="simple" xlink:href="https://github.com/hotchk155/AVRGame/wiki"><text:span text:style-name="T4">https://github.com/hotchk155/AVRGame/wiki</text:span></text:a></text:p>
            <text:p text:style-name="P5"/>
            <text:p text:style-name="P3">Your kit includes:</text:p>
            <text:p text:style-name="P3"/>
            <text:list xml:id="list41720852" text:continue-numbering="true" text:style-name="L1">
              <text:list-item>
                <text:p text:style-name="P8">Printed circuit board</text:p>
              </text:list-item>
              <text:list-item>
                <text:p text:style-name="P10"><text:span text:style-name="T5">IC1, IC2 </text:span>- TPIC6B595N power logic shift register</text:p>
              </text:list-item>
              <text:list-item>
                <text:p text:style-name="P10"><text:span text:style-name="T5">IC3 </text:span>- ATMEGA328P-PU microcontroller </text:p>
              </text:list-item>
              <text:list-item>
                <text:p text:style-name="P10"><text:span text:style-name="T5">R1-R8 </text:span>- 220R resistor (red-red-black code). <text:span text:style-name="T7">Fit these to the back of the board.</text:span></text:p>
              </text:list-item>
              <text:list-item>
                <text:p text:style-name="P10"><text:span text:style-name="T5">R9 </text:span>- 1K resistor (brown-black-red code)</text:p>
              </text:list-item>
              <text:list-item>
                <text:p text:style-name="P10"><text:span text:style-name="T5">C1, C2 </text:span><text:span text:style-name="T6">-</text:span><text:span text:style-name="T5"> </text:span><text:span text:style-name="T6">33</text:span>pF ceramic capacitor (33 code)</text:p>
              </text:list-item>
              <text:list-item>
                <text:p text:style-name="P10"><text:span text:style-name="T5">C3, C4, C5, C6 </text:span>- 100nF cap (104 code)</text:p>
              </text:list-item>
              <text:list-item>
                <text:p text:style-name="P10"><text:span text:style-name="T5">C7 </text:span>- 4.7uF Electrolytic capacitor. <text:span text:style-name="T7">The longer leg goes through the hole marked “+”</text:span></text:p>
              </text:list-item>
              <text:list-item>
                <text:p text:style-name="P10"><text:span text:style-name="T5">X1 </text:span>- 16MHz crystal</text:p>
              </text:list-item>
              <text:list-item>
                <text:p text:style-name="P10"><text:span text:style-name="T5">PWR </text:span>- Miniature slide switch</text:p>
              </text:list-item>
              <text:list-item>
                <text:p text:style-name="P10"><text:span text:style-name="T5">LED1 </text:span><text:span text:style-name="T6">-</text:span><text:span text:style-name="T5"> </text:span>3MM standard LED. <text:span text:style-name="T7">The longer leg is the anode <text:s/>(+ terminal)</text:span></text:p>
              </text:list-item>
              <text:list-item>
                <text:p text:style-name="P10"><text:span text:style-name="T5">SPK1 </text:span>- 5V piezo transducer. <text:span text:style-name="T7">The anode (+ terminal) is identified on the label. Remove the label after fitting.</text:span></text:p>
              </text:list-item>
              <text:list-item>
                <text:p text:style-name="P10"><text:span text:style-name="T5">A,B,C,D,RESET </text:span>- 6mm tactile switch</text:p>
              </text:list-item>
              <text:list-item>
                <text:p text:style-name="P10"><text:span text:style-name="T5">SERIAL - </text:span>6 pin male header 0.1" pitch. <text:span text:style-name="T7">This is intended to fit a standard FTDI USB-to-TTL serial programming cable (not supplied)</text:span></text:p>
              </text:list-item>
              <text:list-item>
                <text:p text:style-name="P10"><text:span text:style-name="T5">DISP1 </text:span>- 8x8 red/green LED matrix. <text:span text:style-name="T7">Pin 1 is indicated with a coloured label. Please ensure correct fitting to the board – it is very difficult to remove if soldered incorrectly!</text:span></text:p>
              </text:list-item>
              <text:list-item>
                <text:p text:style-name="P10"><text:span text:style-name="T5">IC sockets </text:span>(20 and 28 pin). <text:span text:style-name="T7">Line up the notch on the end with the image on the board</text:span></text:p>
              </text:list-item>
              <text:list-item>
                <text:p text:style-name="P10"><text:span text:style-name="T5">3xAAA battery box</text:span> with flying leads. <text:span text:style-name="T7">Trim leads to required length. Please see web site for advice</text:span></text:p>
              </text:list-item>
              <text:list-item>
                <text:p text:style-name="P10"><text:span text:style-name="T5">Double sided foam pads</text:span> to fix battery box to reverse of PCB. <text:span text:style-name="T7">These need to be cut to fit. Please see web site for advice.</text:span></text:p>
              </text:list-item>
            </text:list>
            <text:p text:style-name="P9"><text:span text:style-name="T7"/></text:p>
            <text:p text:style-name="P13"/>
            <text:p text:style-name="P13">Once the console is running, you can press the B and D buttons to navigate between games and use C <text:s/>to start a game.</text:p>
            <text:p text:style-name="P13"/>
            <text:p text:style-name="P13">Press and hold buttons A+C together to return to the menu while a game is in play. If a game is over, press RESET to restart the game, then hold A+C if you wish to return to the menu.</text:p>
            <text:p text:style-name="P13"/>
            <text:p text:style-name="P13">Select the speaker icon from the game to enable or disable the sound.</text:p>
            <text:p text:style-name="P13"/>
            <text:p text:style-name="P13"/>
            <text:p text:style-name="P14">For troubleshooting and more, please see</text:p>
            <text:p text:style-name="P15"><text:a xlink:type="simple" xlink:href="https://github.com/hotchk155/AVRGame/wiki"><text:span text:style-name="T4">https://github.com/hotchk155/AVRGame/wiki</text:span></text:a></text:p>
            <text:p text:style-name="P4"><text:span text:style-name="T1"/></text:p>
            <text:p text:style-name="P4"><text:span text:style-name="T1">To contact me, please email </text:span><text:a xlink:type="simple" xlink:href="mailto:sixtyfourpixels@gmail.com"><text:span text:style-name="T2">sixtyfourpixels@gmail.com</text:span></text:a></text:p>
            <text:p text:style-name="P4"><text:span text:style-name="T2"/></text:p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Blocked" svg:font-family="Blocke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1-31T09:47:25.74</meta:creation-date>
    <meta:printed-by>Jason Hotchkiss</meta:printed-by>
    <meta:print-date>2013-01-31T09:51:12.61</meta:print-date>
    <dc:date>2015-01-14T21:56:28.02</dc:date>
    <dc:creator>Jason Hotchkiss</dc:creator>
    <meta:editing-duration>PT07H45M30S</meta:editing-duration>
    <meta:editing-cycles>12</meta:editing-cycles>
    <meta:generator>OpenOffice.org/3.2$Win32 OpenOffice.org_project/320m18$Build-9502</meta:generator>
    <meta:document-statistic meta:table-count="2" meta:image-count="0" meta:object-count="0" meta:page-count="1" meta:paragraph-count="54" meta:word-count="702" meta:character-count="3828"/>
  </office:meta>
</office:document-meta>
</file>